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597in" fo:margin-left="0.0313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014in" style:rel-column-width="13937*"/>
    </style:style>
    <style:style style:name="Таблица1.B" style:family="table-column">
      <style:table-column-properties style:column-width="0.4021in" style:rel-column-width="3732*"/>
    </style:style>
    <style:style style:name="Таблица1.C" style:family="table-column">
      <style:table-column-properties style:column-width="1.0708in" style:rel-column-width="9940*"/>
    </style:style>
    <style:style style:name="Таблица1.D" style:family="table-column">
      <style:table-column-properties style:column-width="3.4694in" style:rel-column-width="32206*"/>
    </style:style>
    <style:style style:name="Таблица1.E" style:family="table-column">
      <style:table-column-properties style:column-width="0.616in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119" style:family="table-row">
      <style:table-row-properties fo:background-color="transparent" fo:keep-together="always">
        <style:background-image/>
      </style:table-row-properties>
    </style:style>
    <style:style style:name="Таблица1.A119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1.6243in" style:rel-column-width="15011*"/>
    </style:style>
    <style:style style:name="Таблица2.B" style:family="table-column">
      <style:table-column-properties style:column-width="0.5in" style:rel-column-width="4621*"/>
    </style:style>
    <style:style style:name="Таблица2.C" style:family="table-column">
      <style:table-column-properties style:column-width="1.0653in" style:rel-column-width="9845*"/>
    </style:style>
    <style:style style:name="Таблица2.D" style:family="table-column">
      <style:table-column-properties style:column-width="3.3076in" style:rel-column-width="30569*"/>
    </style:style>
    <style:style style:name="Таблица2.E" style:family="table-column">
      <style:table-column-properties style:column-width="0.5938in" style:rel-column-width="5489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7" style:family="paragraph" style:parent-style-name="Table_20_Contents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fo:language="en" fo:country="US"/>
    </style:style>
    <style:style style:name="P32" style:family="paragraph" style:parent-style-name="Table_20_Contents">
      <style:text-properties fo:color="#ff3333" fo:language="en" fo:country="US"/>
    </style:style>
    <style:style style:name="P33" style:family="paragraph" style:parent-style-name="Table_20_Contents">
      <style:text-properties fo:color="#ff3333" fo:language="ru" fo:country="RU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text-properties fo:font-size="8pt" fo:language="ru" fo:country="RU" style:font-size-asian="8pt" style:font-size-complex="8pt"/>
    </style:style>
    <style:style style:name="P36" style:family="paragraph" style:parent-style-name="Table_20_Heading">
      <style:text-properties fo:language="ru" fo:country="RU"/>
    </style:style>
    <style:style style:name="P37" style:family="paragraph" style:parent-style-name="Table_20_Heading">
      <style:text-properties fo:language="en" fo:country="US"/>
    </style:style>
    <style:style style:name="P38" style:family="paragraph" style:parent-style-name="Table_20_Heading">
      <style:paragraph-properties fo:text-align="center" style:justify-single-word="false"/>
      <style:text-properties fo:language="en" fo:country="US"/>
    </style:style>
    <style:style style:name="P39" style:family="paragraph" style:parent-style-name="Table_20_Heading">
      <style:text-properties fo:font-size="10pt" style:font-size-asian="10pt" style:font-size-complex="10pt"/>
    </style:style>
    <style:style style:name="P4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Arial1" fo:language="ru" fo:country="RU" fo:background-color="transparent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Standard">
      <style:text-properties fo:language="ru" fo:country="RU"/>
    </style:style>
    <style:style style:name="P4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/>
    </style:style>
    <style:style style:name="P49" style:family="paragraph" style:parent-style-name="Table_20_Contents">
      <style:text-properties fo:language="en" fo:country="US" officeooo:rsid="00123763" officeooo:paragraph-rsid="00123763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123763" officeooo:paragraph-rsid="00123763"/>
    </style:style>
    <style:style style:name="P51" style:family="paragraph" style:parent-style-name="Table_20_Contents">
      <style:text-properties fo:language="ru" fo:country="RU" officeooo:rsid="00123763" officeooo:paragraph-rsid="00123763"/>
    </style:style>
    <style:style style:name="P52" style:family="paragraph" style:parent-style-name="Table_20_Contents">
      <style:text-properties fo:font-size="8pt" fo:language="en" fo:country="US" officeooo:rsid="00123763" officeooo:paragraph-rsid="00123763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="Calibri" fo:font-size="11pt"/>
    </style:style>
    <style:style style:name="T11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Они держат <text:span text:style-name="T2">H=31kHz / V=</text:span>48.8<text:span text:style-name="T2">Hz</text:span></text:p>
      <text:p text:style-name="P41">List of compatible monitors</text:p>
      <text:p text:style-name="P4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6">Марка/модель</text:p>
              <text:p text:style-name="P37">Model</text:p>
            </table:table-cell>
            <table:table-cell table:style-name="Таблица1.A1" office:value-type="string">
              <text:p text:style-name="P34">Тип</text:p>
              <text:p text:style-name="P38">Type</text:p>
            </table:table-cell>
            <table:table-cell table:style-name="Таблица1.A1" office:value-type="string">
              <text:p text:style-name="P3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7">Comment</text:p>
            </table:table-cell>
            <table:table-cell table:style-name="Таблица1.E1" office:value-type="string">
              <text:p text:style-name="P3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2">warning,except 1716F</text:p>
            <text:p text:style-name="P33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, но монитор широкоформатный </text:p>
            <text:p text:style-name="P44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деально показывает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4">Показывает без проблем.</text:p>
            <text:p text:style-name="P44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6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6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51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Умеет только 60 Гц режим.</text:p>
          </table:table-cell>
          <table:table-cell table:style-name="Таблица1.E2" office:value-type="string">
            <text:p text:style-name="P13">Shuran33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(которая графика без бордюра) сильно растянута по вертикали до границ</text:p>
            <text:p text:style-name="P4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FP567S ver.2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Частично показывает, съезжает картинка. Не настраивается. Постоянно выдает Out of Range.</text:p>
          </table:table-cell>
          <table:table-cell table:style-name="Таблица1.E2" office:value-type="string">
            <text:p text:style-name="P13">shuran33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<text:span text:style-name="T10">От</text:span><text:span text:style-name="T11">т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49">Samsung S24D300</text:p>
          </table:table-cell>
          <table:table-cell table:style-name="Таблица1.A2" office:value-type="string">
            <text:p text:style-name="P50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1">Поддерживает все режимы 31кгц</text:p>
          </table:table-cell>
          <table:table-cell table:style-name="Таблица1.E2" office:value-type="string">
            <text:p text:style-name="P52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19">
          <table:table-cell table:style-name="Таблица1.A119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13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18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0"/>
      <text:p text:style-name="P47">Они <text:span text:style-name="T1">не </text:span>держат <text:span text:style-name="T2">H=31kHz / V=</text:span>48.8<text:span text:style-name="T2">Hz</text:span></text:p>
      <text:p text:style-name="P41">List of non-compatible monitors</text:p>
      <text:p text:style-name="P4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6">Марка/модель</text:p>
              <text:p text:style-name="P37">Model</text:p>
            </table:table-cell>
            <table:table-cell table:style-name="Таблица2.A1" office:value-type="string">
              <text:p text:style-name="P34">Тип</text:p>
              <text:p text:style-name="P38">Type</text:p>
            </table:table-cell>
            <table:table-cell table:style-name="Таблица2.A1" office:value-type="string">
              <text:p text:style-name="P3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7">Comment</text:p>
            </table:table-cell>
            <table:table-cell table:style-name="Таблица2.E1" office:value-type="string">
              <text:p text:style-name="P39">tester</text:p>
            </table:table-cell>
          </table:table-row>
        </table:table-header-rows>
        <table:table-row>
          <table:table-cell table:style-name="Таблица2.A2" office:value-type="string">
            <text:p text:style-name="P3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0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8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<text:span text:style-name="T2">о</text:span>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0-11-02T19:15:15.730218146">02.11.202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2-15T22:07:45.53</meta:creation-date>
    <meta:editing-duration>PT00H00M00S</meta:editing-duration>
    <meta:editing-cycles>1</meta:editing-cycles>
    <meta:generator>LibreOffice/6.4.6.2$Linux_X86_64 LibreOffice_project/40$Build-2</meta:generator>
    <meta:document-statistic meta:table-count="2" meta:image-count="0" meta:object-count="0" meta:page-count="10" meta:paragraph-count="887" meta:word-count="2892" meta:character-count="19740" meta:non-whitespace-character-count="17656"/>
    <meta:user-defined meta:name="Поле 1"/>
    <meta:user-defined meta:name="Поле 2"/>
    <meta:user-defined meta:name="Поле 3"/>
    <meta:user-defined meta:name="Поле 4"/>
  </office:meta>
</office:document-meta>
</file>